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laboratorio-di-matematica-2"/>LABORATORIO DI MATEMATICA 2<text:bookmark-end text:name="laboratorio-di-matematica-2"/></text:h>
      <text:p text:style-name="First_20_paragraph">Agli studenti della classe LicMat Alle loro famiglie Ai loro insegnanti Al formatore Massi Al tutor Marrucchiello Alla segreteria didattica All'Ufficio personale Ai collaboratori scolastici Al DSGA M. Zagaglia</text:p>
      <text:p text:style-name="Text_20_body"><text:span text:style-name="T1">Oggetto: PTOF 2024-25 Avvio corso DM65/23 Linea A edizione "LABORATORIO DI MATEMATICA 2"</text:span></text:p>
      <text:p text:style-name="Text_20_body">Si comunica che, a partire dal giorno ven 31/01/2025, prenderanno avvio le attività del corso “<text:span text:style-name="T1">LABORATORIO DI MATEMATICA 2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ven 31/01/2025 5a ora</text:p>
        </text:list-item>
        <text:list-item>
          <text:p text:style-name="P1">ven 31/01/2025 6a ora</text:p>
        </text:list-item>
        <text:list-item>
          <text:p text:style-name="P1">ven 07/02/2025 5a ora</text:p>
        </text:list-item>
        <text:list-item>
          <text:p text:style-name="P1">ven 07/02/2025 6a ora</text:p>
        </text:list-item>
        <text:list-item>
          <text:p text:style-name="P1">ven 14/02/2025 5a ora</text:p>
        </text:list-item>
        <text:list-item>
          <text:p text:style-name="P1">ven 14/02/2025 6a ora</text:p>
        </text:list-item>
        <text:list-item>
          <text:p text:style-name="P1">ven 21/02/2025 5a ora</text:p>
        </text:list-item>
        <text:list-item>
          <text:p text:style-name="P1">ven 21/02/2025 6a ora</text:p>
        </text:list-item>
        <text:list-item>
          <text:p text:style-name="P1">ven 07/03/2025 5a ora</text:p>
        </text:list-item>
        <text:list-item>
          <text:p text:style-name="P1">ven 07/03/2025 6a ora</text:p>
        </text:list-item>
      </text:list>
      <text:p text:style-name="First_20_paragraph">Il corso mira a sviluppare il pensiero ricorsivo attraverso lo sviluppo dell'aritmetica. Tra induzione e ricorsione saranno definiti l'insieme dei numeri naturali e, con le sole funzioni primitive di riconoscimento dello zero, successore e predecessore, saranno definiti alcuni operatori di confronto e operazioni di addizione, sottrazione, moltiplicazione e divisione intera. Lo stesso modo di ragionare su problemi numerici può essere applicato alla risoluzione di tutti problemi che l'informatica può risolvere. Sono questi ragionamenti il vero oggetto del corso.</text:p>
      <text:p text:style-name="Text_20_body">Gli obiettivi generali del corso includono:</text:p>
      <text:list text:style-name="L2">
        <text:list-item>
          <text:p text:style-name="P2">Comprendre meno superficialmente gli oggetti di studio e i metodi della disciplina informatica per poter orientare com maggior consapevolezza le proprie scelte futur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6Z</meta:creation-date>
    <dc:date>2025-01-20T20:33:16Z</dc:date>
  </office:meta>
</office:document-meta>
</file>